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Generic System (GS) est un moteur d’information <text:span text:style-name="Strong_20_Emphasis">open-source</text:span> développé par la société <text:a xlink:type="simple" xlink:href="http://www.middlewarefactory.com/" office:target-frame-name="_blank" xlink:show="new">Middleware Factory</text:a>. Ce moteur innovant implémenté en Java est à la fois persistant, transactionnel, concurrentiel et fortement paramétrable. Generic System vient s’intégrer dans l’écosystème des bases de données NoSQL, en mettant en œuvre une logique tout objet, et sans <text:span text:style-name="Strong_20_Emphasis">aucune dépendance à une base de données relationnelle</text:span>.</text:p>
      <text:h text:style-name="Heading_20_5" text:outline-level="5">Persistant</text:h>
      <text:p text:style-name="Text_20_body">Generic System est exécuté en mémoire et possède son propre mécanisme de persistance. Au démarrage, le moteur de Generic System récupère l’image archivée la plus récente (dans un répertoire prévu à cet effet) et construit le système d’information. Périodiquement, GS crée des images du système qui constituent des points de restauration. Enfin, lorsque le moteur s’arrête, il archive une dernière image du système à l’instant d’arrêt.<text:bookmark text:name="more-61"/></text:p>
      <text:h text:style-name="Heading_20_5" text:outline-level="5">Transactionnel</text:h>
      <text:p text:style-name="Text_20_body">GS est un système d’information transactionnel. La transaction GS peut être comparée à la transaction d’une base de données relationnelle. 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line-break/>Les opérations de lecture sont globalement prioritaires sur les opérations d’écritures afin d’améliorer la disponibilité du système.</text:p>
      <text:h text:style-name="Heading_20_5" text:outline-level="5">Concurrentiel</text:h>
      <text:p text:style-name="Text_20_body">GS permet à plusieurs personnes de travailler en parallèle. Les algorithmes inspirés de <text:a xlink:type="simple" xlink:href="http://en.wikipedia.org/wiki/Multiversion_concurrency_control" office:target-frame-name="_blank" xlink:show="new">MVCC</text:a> assurent aux utilisateurs de Generic System des transactions correctement isolées, et des données requêtées parfaitement cohérentes.<text:line-break/>Nous reviendrons ultérieurement sur le mécanisme interne de gestion de la concurrence.</text:p>
      <text:h text:style-name="Heading_20_5" text:outline-level="5">Paramétrable et Agile</text:h>
      <text:p text:style-name="Text_20_body">GS est dit fortement paramétrable car il offre la possibilité de modifier l’information et la structure de l’information de la même manière (c’est à dire de manière transactionnelle et concurrentielle). Ainsi, et contrairement aux bases de données relationnelles, GS permet de modifier à chaud la structure de l’information.</text:p>
      <text:p text:style-name="Text_20_body">Un des défauts majeurs des bases de données relationnelles est que la structure de la base de données n’est pas adressée de la même manière que les données elles mêmes. Ce choix peut être raisonnablement considéré comme confortable, du point de vue de la complexité des développements et de la sécurité au sens large.<text:line-break/>Malheureusement,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 Ces évolutions des besoins ne se limitent généralement pas à des changements comportementaux mais imposent aussi d’ajuster régulièrement la représentation des données et cela durant toute la durée du développement.<text:line-break/>Generic System fait ici le choix d’adresser la structure de l’information comme n’importe quelle autre information, c’est à dire de manière transactionnelle et concurrentielle.</text:p>
      <text:p text:style-name="Text_20_body"><text:soft-page-break/>Voyons dans le prochain billet <text:a xlink:type="simple" xlink:href="http://www.genericsystem.org/engine-et-cache-un-couple-inseparable">le fonctionnement même du coeur de Generic System</text:a>.</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roid Sans Fallback" style:font-size-asian="10pt" style:font-weight-asian="bold" style:font-name-complex="Lohit Hindi"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0-21T14:53:38</dc:date>
    <meta:document-statistic meta:table-count="0" meta:image-count="0" meta:object-count="0" meta:page-count="2" meta:paragraph-count="11" meta:word-count="498" meta:character-count="3414" meta:non-whitespace-character-count="2927"/>
    <meta:generator>LibreOffice/3.5$Linux_X86_64 LibreOffice_project/350m1$Build-2</meta:generator>
  </office:meta>
</office:document-meta>
</file>